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03cm" fo:min-width="6.179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04cm"/>
    </style:style>
    <style:style style:name="gr4" style:family="graphic" style:parent-style-name="standard">
      <style:graphic-properties draw:stroke="none" svg:stroke-color="#000000" draw:fill="none" draw:fill-color="#ffffff" fo:min-height="0.64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6.731cm" svg:height="1.905cm" svg:x="10.636cm" svg:y="2.098cm">
            <text:p text:style-name="P1">MarackerApplication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6.731cm" svg:height="1.905cm" svg:x="1.405cm" svg:y="8.698cm">
            <text:p text:style-name="P1">DockerContaine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6.731cm" svg:height="1.905cm" svg:x="19.805cm" svg:y="8.698cm">
            <text:p text:style-name="P1">MarathonConfiguration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.77cm" svg:y1="8.698cm" svg:x2="14.001cm" svg:y2="4.003cm" draw:start-shape="id1" draw:start-glue-point="0" draw:end-shape="id2" draw:end-glue-point="2" svg:d="M4770 8698l9231-4695" svg:viewBox="0 0 9232 4696">
            <text:p/>
          </draw:connector>
          <draw:connector draw:style-name="gr2" draw:text-style-name="P2" draw:layer="layout" draw:type="line" svg:x1="23.17cm" svg:y1="8.698cm" svg:x2="14.001cm" svg:y2="4.003cm" draw:start-shape="id3" draw:start-glue-point="0" draw:end-shape="id2" draw:end-glue-point="2" svg:d="M23170 8698l-9169-4695" svg:viewBox="0 0 9170 4696">
            <text:p/>
          </draw:connector>
          <draw:frame draw:style-name="gr3" draw:text-style-name="P3" draw:layer="layout" svg:width="0.762cm" svg:height="0.954cm" svg:x="10.975cm" svg:y="4.179cm">
            <draw:text-box>
              <text:p>1</text:p>
            </draw:text-box>
          </draw:frame>
          <draw:frame draw:style-name="gr4" draw:text-style-name="P3" draw:layer="layout" svg:width="1.72cm" svg:height="0.954cm" svg:x="3.375cm" svg:y="7.579cm">
            <draw:text-box>
              <text:p>0..1</text:p>
            </draw:text-box>
          </draw:frame>
          <draw:frame draw:style-name="gr4" draw:text-style-name="P3" draw:layer="layout" svg:width="1.72cm" svg:height="0.954cm" svg:x="23.014cm" svg:y="7.643cm">
            <draw:text-box>
              <text:p>0..N</text:p>
            </draw:text-box>
          </draw:frame>
          <draw:frame draw:style-name="gr3" draw:text-style-name="P3" draw:layer="layout" svg:width="0.762cm" svg:height="0.954cm" svg:x="16.375cm" svg:y="4.279cm">
            <draw:text-box>
              <text:p>1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15:40:30.408849244</meta:creation-date>
    <dc:date>2017-08-28T15:51:06.505958393</dc:date>
    <meta:editing-duration>PT10M34S</meta:editing-duration>
    <meta:editing-cycles>5</meta:editing-cycles>
    <meta:generator>LibreOffice/5.4.0.3$Linux_X86_64 LibreOffice_project/40m0$Build-3</meta:generator>
    <meta:document-statistic meta:object-count="10"/>
  </office:meta>
</office:document-meta>
</file>